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40000005F7DE198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85cm" svg:height="2.513cm" svg:x="6.715cm" svg:y="2.297cm">
          <draw:image xlink:href="Pictures/10000000000000C40000005F7DE198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TioLive Drawing</dc:title>
    <meta:creation-date>2009-10-19T15:07:49</meta:creation-date>
    <dc:date>2009-10-19T15:09:52</dc:date>
    <meta:editing-cycles>2</meta:editing-cycles>
    <meta:editing-duration>PT3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